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cm" svg:y="11.092cm" presentation:class="title" presentation:user-transformed="true">
          <draw:text-box>
            <text:p text:style-name="P1"><text:span text:style-name="T1">Administração e Segurança </text:span><text:span text:style-name="T1">em Redes de Computadores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/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>Revisão sobre comandos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Formas de interface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 text:style-name="P5">Interface por linha de comandos (ou CLI – Command Line Interface)</text:p>
              </text:list-item>
              <text:list-item>
                <text:p>Interface gráfica (ou GUI – Graphic User Interface)</text:p>
              </text:list-item>
              <text:list-item>
                <text:p>Interface por vo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GUI x CLI</text:p>
          </draw:text-box>
        </draw:frame>
        <draw:frame presentation:style-name="pr5" draw:text-style-name="P2" draw:layer="layout" svg:width="11.711cm" svg:height="12.18cm" svg:x="2cm" svg:y="6cm" presentation:class="outline">
          <draw:text-box>
            <text:list text:style-name="L3">
              <text:list-item>
                <text:p>GUI</text:p>
                <text:list>
                  <text:list-item>
                    <text:p>Mais fácil de usar</text:p>
                  </text:list-item>
                  <text:list-item>
                    <text:p>Mais rápido de aprende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711cm" svg:height="12.18cm" svg:x="14.298cm" svg:y="6cm" presentation:class="outline">
          <draw:text-box>
            <text:list text:style-name="L3">
              <text:list-item>
                <text:p>CLI</text:p>
                <text:list>
                  <text:list-item>
                    <text:p>Mais rápido para algumas tarefas</text:p>
                  </text:list-item>
                  <text:list-item>
                    <text:p>Muda menos ao longo do tempo</text:p>
                  </text:list-item>
                  <text:list-item>
                    <text:p>Mais opções disponíveis</text:p>
                  </text:list-item>
                  <text:list-item>
                    <text:p>Usa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625cm" svg:x="2cm" svg:y="0.777cm" presentation:class="title" presentation:user-transformed="true">
          <draw:text-box>
            <text:p>Comandos básicos do terminal Linux</text:p>
          </draw:text-box>
        </draw:frame>
        <draw:frame presentation:style-name="pr5" draw:text-style-name="P2" draw:layer="layout" svg:width="24cm" svg:height="12.18cm" svg:x="2cm" svg:y="4.42cm" presentation:class="outline" presentation:user-transformed="true">
          <draw:text-box>
            <text:p>pwd → mostra o diretório atual</text:p>
            <text:p>ls → mostra os arquivos e subdiretórios</text:p>
            <text:p text:style-name="P5">mkdir NOME → cria diretório</text:p>
            <text:p>cd NOME_PASTA → muda de pasta</text:p>
            <text:p>cd .. → muda pra pasta “acima”</text:p>
            <text:p text:style-name="P5"><text:span text:style-name="T2">touch ARQUIVO → cria </text:span><text:span text:style-name="T2">arquivo</text:span></text:p>
            <text:p text:style-name="P5">cp -r OQUECOPIAR DESTINOCOPIA</text:p>
            <text:p>rm -r ARQUIVO_OU_DIRETORIO</text:p>
            <text:p>rmdir → apaga diretório vazio</text:p>
            <text:p>rm ARQUIVO → apaga <text:span text:style-name="T2">arquivo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Editando arquivos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>Um dos editores de arquivos mais simples é o nano</text:p>
              </text:list-item>
              <text:list-item>
                <text:p>Para abrir um arquivo:</text:p>
                <text:list>
                  <text:list-header>
                    <text:p>nano ARQUIVO</text:p>
                  </text:list-header>
                </text:list>
              </text:list-item>
              <text:list-item>
                <text:p>Lembretes de atalhos estão na parte de baixo do editor</text:p>
                <text:list>
                  <text:list-item>
                    <text:p>Ctrl+o → Salva</text:p>
                  </text:list-item>
                  <text:list-item>
                    <text:p>Ctrl + x → Sai</text:p>
                  </text:list-item>
                  <text:list-item>
                    <text:p>Ctrl + w → 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625cm" svg:x="2cm" svg:y="0.777cm" presentation:class="title" presentation:user-transformed="true">
          <draw:text-box>
            <text:p>Comandos básicos do terminal Linux (2)</text:p>
          </draw:text-box>
        </draw:frame>
        <draw:frame presentation:style-name="pr5" draw:text-style-name="P2" draw:layer="layout" svg:width="24cm" svg:height="12.18cm" svg:x="2cm" svg:y="4.42cm" presentation:class="outline" presentation:user-transformed="true">
          <draw:text-box>
            <text:p><text:span text:style-name="T2">sudo COMANDO → executa comando como super-</text:span><text:span text:style-name="T2">usuário</text:span></text:p>
            <text:p><text:span text:style-name="T2">sudo apt update → atualiza os repositórios</text:span></text:p>
            <text:p><text:span text:style-name="T2">sudo apt install PROGRAMA → instala programa</text:span></text:p>
            <text:p><text:span text:style-name="T2">cat ARQUIVO → mostra conteúdo de um arquivo</text:span></text:p>
            <text:p><text:span text:style-name="T2">mv ARQUIVO NOVONOME → renomeia um arquivo</text:span></text:p>
            <text:p><text:span text:style-name="T2">mv ARQUIVO PASTA → move um arquivo para uma </text:span><text:span text:style-name="T2">pasta 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Redirecionamento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É possível direcionar a saída de um comando para um arquivo. Podemos fazer isso para analisar algo depois. Isso é feito com o &gt;</text:p>
                <text:list>
                  <text:list-header>
                    <text:p>ls &gt; ARQUIVO</text:p>
                  </text:list-header>
                </text:list>
              </text:list-item>
              <text:list-item>
                <text:p>Porém &gt; cria um arquivo novo. Se quisermos adicionar algo a um arquivo existente usamos &gt;&gt;</text:p>
                <text:list>
                  <text:list-header>
                    <text:p>ls &gt;&gt; ARQUIV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Redirecionamento (2)</text:p>
          </draw:text-box>
        </draw:frame>
        <draw:frame presentation:style-name="pr5" draw:text-style-name="P2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É possível também ligar a saída de um programa com a entrada de outro</text:p>
                <text:list>
                  <text:list-header>
                    <text:p>ls | cat</text:p>
                  </text:list-header>
                </text:list>
              </text:list-item>
              <text:list-item>
                <text:p>No caso acima a saída do ls é mandada para a entrada do programa cat. Isso é muito usado para filtrar saída</text:p>
                <text:list>
                  <text:list-header>
                    <text:p>ls | grep PADRAO → Filtra a saída do ls segundo algum padrão</text:p>
                    <text:p>ls | head → Mostra somente o começo da saída</text:p>
                    <text:p>ls | tail → Mostra somente o fim da saída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Criando scripts</text:p>
          </draw:text-box>
        </draw:frame>
        <draw:frame presentation:style-name="pr5" draw:text-style-name="P2" draw:layer="layout" svg:width="24cm" svg:height="12.18cm" svg:x="2.2cm" svg:y="5.82cm" presentation:class="outline" presentation:user-transformed="true">
          <draw:text-box>
            <text:list text:style-name="L3">
              <text:list-item>
                <text:p>É possível juntar vários comandos para execução na sequência. Isso é chamado de script</text:p>
              </text:list-item>
              <text:list-item>
                <text:p>Crie um arquivo com o seguinte conteúdo:</text:p>
                <text:list>
                  <text:list-header>
                    <text:p>#!/bin/bash</text:p>
                    <text:p>mkdir tmp2</text:p>
                    <text:p>mkdir tmp1</text:p>
                    <text:p>cd tmp1</text:p>
                    <text:p>pw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2" draw:layer="layout" svg:width="24.599cm" svg:height="3.507cm" svg:x="2cm" svg:y="0.836cm" presentation:class="title" presentation:user-transformed="true">
          <draw:text-box>
            <text:p>Mais informações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>man</text:p>
              </text:list-item>
              <text:list-item>
                <text:p>Parâmetro -h ou --he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2H44M37S</meta:editing-duration>
    <meta:editing-cycles>69</meta:editing-cycles>
    <meta:generator>LibreOffice/7.3.7.2$Linux_X86_64 LibreOffice_project/30$Build-2</meta:generator>
    <dc:title>Impress</dc:title>
    <dc:date>2025-03-27T11:41:55.593118502</dc:date>
    <dc:creator>Vinícius Alves Hax</dc:creator>
    <meta:document-statistic meta:object-count="79"/>
  </office:meta>
</office:document-meta>
</file>